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<text:span text:style-name="T1">dec</text:span>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2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a - z range, to check that it <text:span text:style-name="T2">is</text:span> a lowercase character</text:p>
        </text:list-item>
        <text:list-item>
          <text:p text:style-name="P19">when it is not, display “not a lowercase character”</text:p>
        </text:list-item>
        <text:list-item>
          <text:p text:style-name="P19">otherwise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2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